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erezr</text:p>
      <text:p text:style-name="Standard"/>
      <text:p text:style-name="P1">dsfesr</text:p>
      <text:p text:style-name="P1">sez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cosquer </meta:initial-creator>
    <meta:creation-date>2010-06-30T10:55:22</meta:creation-date>
    <meta:document-statistic meta:table-count="0" meta:image-count="0" meta:object-count="0" meta:page-count="3" meta:paragraph-count="3" meta:word-count="3" meta:character-count="18"/>
    <dc:date>2010-06-30T10:56:05</dc:date>
    <dc:creator>pcosquer </dc:creator>
    <meta:editing-duration>PT00H00M44S</meta:editing-duration>
    <meta:editing-cycles>1</meta:editing-cycles>
    <meta:generator>OpenOffice.org/3.2$Linux OpenOffice.org_project/320m12$Build-9483</meta:generator>
  </office:meta>
</office:document-meta>
</file>